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Times" fo:font-size="10pt" style:font-name-asian="Times New Roman1" style:font-size-asian="10pt" style:font-name-complex="Times New Roman1" style:font-size-complex="10pt"/>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color="#032d99" style:font-name="Helvetica" fo:font-size="10pt" fo:language="en" fo:country="US" style:font-size-asian="10pt" style:font-name-complex="Helvetica1" style:font-size-complex="10pt"/>
    </style:style>
    <style:style style:name="P4" style:family="paragraph" style:parent-style-name="Standard">
      <style:paragraph-properties fo:orphans="0" fo:widows="0"/>
      <style:text-properties style:font-name="Helvetica" fo:language="en" fo:country="US" style:font-name-complex="Helvetica1"/>
    </style:style>
    <style:style style:name="P5" style:family="paragraph" style:parent-style-name="Standard">
      <style:paragraph-properties fo:margin-top="0cm" fo:margin-bottom="0.353cm" loext:contextual-spacing="false"/>
    </style:style>
    <style:style style:name="P6" style:family="paragraph" style:parent-style-name="Standard">
      <style:paragraph-properties fo:margin-top="0cm" fo:margin-bottom="0.353cm" loext:contextual-spacing="false"/>
      <style:text-properties fo:color="#333333" style:font-name="Times New Roman" fo:font-size="14pt" style:font-size-asian="14pt" style:font-name-complex="Times New Roman1" style:font-size-complex="14pt"/>
    </style:style>
    <style:style style:name="P7" style:family="paragraph" style:parent-style-name="Standard" style:master-page-name="Standard">
      <style:paragraph-properties fo:margin-top="0cm" fo:margin-bottom="0.353cm" loext:contextual-spacing="false" style:page-number="auto"/>
    </style:style>
    <style:style style:name="P8" style:family="paragraph" style:parent-style-name="Standard">
      <style:paragraph-properties fo:margin-top="0cm" fo:margin-bottom="0.212cm" loext:contextual-spacing="false"/>
    </style:style>
    <style:style style:name="P9" style:family="paragraph" style:parent-style-name="Standard">
      <style:paragraph-properties fo:margin-top="0cm" fo:margin-bottom="0.423cm" loext:contextual-spacing="false"/>
      <style:text-properties style:font-name="Times" fo:font-size="10pt" style:font-name-asian="Times New Roman1" style:font-size-asian="10pt" style:font-name-complex="Times New Roman1" style:font-size-complex="10pt"/>
    </style:style>
    <style:style style:name="T1" style:family="text">
      <style:text-properties fo:color="#000000" style:font-name="Times New Roman" fo:font-size="18pt" style:text-underline-style="solid" style:text-underline-width="auto" style:text-underline-color="font-color" style:font-size-asian="18pt" style:font-name-complex="Times New Roman1" style:font-size-complex="18pt"/>
    </style:style>
    <style:style style:name="T2" style:family="text">
      <style:text-properties fo:color="#000000" style:font-name="Times New Roman" fo:font-size="18pt" style:font-size-asian="18pt" style:font-name-complex="Times New Roman1" style:font-size-complex="18pt"/>
    </style:style>
    <style:style style:name="T3" style:family="text">
      <style:text-properties fo:color="#000000" style:font-name="Times New Roman" fo:font-size="14pt" style:font-size-asian="14pt" style:font-name-complex="Times New Roman1" style:font-size-complex="14pt"/>
    </style:style>
    <style:style style:name="T4" style:family="text">
      <style:text-properties fo:color="#000000" style:font-name="Times New Roman" style:font-name-complex="Times New Roman1"/>
    </style:style>
    <style:style style:name="T5" style:family="text">
      <style:text-properties fo:color="#000000" style:font-name="Times New Roman" fo:font-weight="bold" style:font-weight-asian="bold" style:font-name-complex="Times New Roman1" style:font-weight-complex="bold"/>
    </style:style>
    <style:style style:name="T6" style:family="text">
      <style:text-properties fo:color="#000000" style:font-name="Times New Roman" fo:font-style="italic" style:font-style-asian="italic" style:font-name-complex="Times New Roman1" style:font-style-complex="italic"/>
    </style:style>
    <style:style style:name="T7" style:family="text">
      <style:text-properties style:font-name="Times" fo:font-size="10pt" style:font-size-asian="10pt" style:font-name-complex="Times New Roman1" style:font-size-complex="10pt"/>
    </style:style>
    <style:style style:name="T8" style:family="text">
      <style:text-properties style:font-name="Times" fo:font-size="10pt" style:font-name-asian="Times New Roman1" style:font-size-asian="10pt" style:font-name-complex="Times New Roman1" style:font-size-complex="10pt"/>
    </style:style>
    <style:style style:name="T9" style:family="text">
      <style:text-properties fo:color="#333333" style:font-name="Times New Roman" fo:font-size="14pt" style:font-size-asian="14pt" style:font-name-complex="Times New Roman1" style:font-size-complex="14pt"/>
    </style:style>
    <style:style style:name="T10" style:family="text">
      <style:text-properties fo:color="#333333" style:font-name="Times New Roman" fo:font-size="14pt" fo:font-style="italic" style:font-size-asian="14pt" style:font-style-asian="italic" style:font-name-complex="Times New Roman1" style:font-size-complex="14pt" style:font-style-complex="italic"/>
    </style:style>
    <style:style style:name="T11" style:family="text">
      <style:text-properties fo:color="#333333" style:font-name="Times New Roman" fo:font-size="18pt" style:font-size-asian="18pt" style:font-name-complex="Times New Roman1" style:font-size-complex="18pt"/>
    </style:style>
    <style:style style:name="T12" style:family="text">
      <style:text-properties fo:color="#032d99" style:font-name="Helvetica" fo:font-size="14pt" fo:language="en" fo:country="US" style:font-size-asian="14pt" style:font-name-complex="Helvetica1" style:font-size-complex="14pt"/>
    </style:style>
    <style:style style:name="T13" style:family="text">
      <style:text-properties fo:color="#032d99" style:font-name="Helvetica" fo:font-size="10pt" fo:language="en" fo:country="US" style:font-size-asian="10pt" style:font-name-complex="Helvetica1" style:font-size-complex="10pt"/>
    </style:style>
    <style:style style:name="T14" style:family="text">
      <style:text-properties fo:color="#032d99" style:font-name="Helvetica" fo:font-size="10pt" fo:language="en" fo:country="US" fo:font-weight="bold" style:font-size-asian="10pt" style:font-weight-asian="bold" style:font-name-complex="Helvetica1" style:font-size-complex="10pt" style:font-weight-complex="bold"/>
    </style:style>
    <style:style style:name="T15" style:family="text">
      <style:text-properties fo:color="#032d99" style:font-name="Helvetica" fo:font-size="10pt" fo:language="en" fo:country="US" fo:font-style="italic" style:font-size-asian="10pt" style:font-style-asian="italic" style:font-name-complex="Helvetica1" style:font-size-complex="10pt" style:font-style-complex="italic"/>
    </style:style>
    <style:style style:name="T16" style:family="text">
      <style:text-properties style:font-name="Helvetica" fo:language="en" fo:country="US" style:font-name-complex="Helvetic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Kuukauđen kvääni - Noora Marie Ollila</text:span></text:p>
      <text:p text:style-name="P5"><text:span text:style-name="T3">Kuukauđen kvääni oon 20-vuotinen tytär Tromssasta, jonka nimi oon Noora Marie Ollila. Noora oon luja ja virkku tässä kväänityössä. Hän oon kans sentraali monessa kväänifoorumissa. Noora oon tääpä Pohjais-Tromssan representantti Kväänin Kielitingassa, jossa hän oon ollu myötä vuođesta 2015 saakka. Noora oon ennen ollu Kveeninuoriin johtaaja. Kveeninuoret perustethiin Oslossa vuona 2008. Kveeninuoriin etumooli oon revitaliseerata kväänin kulttuurii ja tehđä niin ette lapset ja nuoret saavat enämen tiettoo kväänin kulttuurin ympäri. Toinen assii niile oon kans työtelä sen eđestä ette kväänin kieli ja kulttuuri tullee olemhaan ja elämhään.</text:span></text:p>
      <text:p text:style-name="P5"><text:span text:style-name="T2">Kunka löysit ulos ette olet kvääni?</text:span></text:p>
      <text:p text:style-name="P5"><text:span text:style-name="T3"><text:tab/>”Mie olen tasan tieny ette minula oon monikulttuurinen tavusta, ja se oon ollu luonolinen osa minun ylöskasuamisessa. Mie olen kasunu ylös kväänin kielen, kulttuurin ja identiteetin kans. Pappa oon opettannu minule ja sisaruksile kväänin kieltä siitä saakka ko met olima pienet, ja mie ja pappa vielä puhuma pelkästhään kvääniä sillon ko olema yhessä. Mie olen loputtoman kiitolinen siitä, ette hän ja mamma oon tehnheet kovasti töitä ja opettanheet meile papan kielen. Sillon ko mie aloin koulhuun, ei ollu vielä maholista valita kväänin kieltä, ja sen tähen mulla oon ollu suomen kieli toisena kielenä 13 vuotta. Koulussa oli ankara kielipolitikka, ja minun kväänin kielele ei ollu sijjaa klassihuonheessa. Kväänin sanat ja ilmasut pesthiin pois punasilla viivoila, ja enhään en saanu sanoa </text:span><text:span text:style-name="T9">“fiini säkki” mutta ”hieno reppu”.  Varsin ko mie olin valmis jatkokoulusta, aloin studeeraamhaan kväänin kieltä Norjan Arktisessa Universiteetissa Tromssassa. Mie halusin ottaa takasin net kväänin sanat joita mie en saanu käyttää koulussa ko opettelima riikin suomea”, muistelee hän.</text:span></text:p>
      <text:p text:style-name="P5"><text:span text:style-name="T9"><text:tab/>Vuona 2005 hyväksythiin kväänin kielen omaksi kieleksi Norjassa. Kväänin kieltä puhuthaan enniimiten Tromssassa ja Finmarkussa. Se oon vähemän ja vähemän kekkä puhuthaan kielen ko se oli se generašuuni ennen meitä kekkä puhuthiin kväänii. Norjalaistaminen oli kans myötä haittaamassa kielen kehitystä, ko moni häpes pittäät kieltä silloin ko hallitusherrat meinathiin ette se oon väärin puhhuut kväänin ja saamen kieltä. Tromssan Universiteetissä oon studiumi heile, jokka haluthaan puhhuut kväänin kieltä. Se oonki tämä tarjous mitä Noora oon valinu pittäät.</text:span></text:p>
      <text:p text:style-name="P6"/>
      <text:p text:style-name="P5"><text:span text:style-name="T11">Mitä sie halluut tehđä ette kväänin kieli elläis?</text:span></text:p>
      <text:p text:style-name="P5"><text:span text:style-name="T9"><text:tab/>”Se tärkein mitä mie tehen ette kieli säilyis, oon se ette mie käytän kieltä. Mie puhun kieltä niin ushein ko saatan, ja kaikkien kans kekkä puhuva kieltä. Mie olen ollu dialoogissa Norjan Arktisen Universitetin kans ja toivonu ette universiteetissa olis kväänin stuudium masteritasala, niin ette mie saatan jatkaa studeerata kvääniä, ja ette muutki saava maholisuuen siihen. Mie haluan viä kväänin kieltä etheenpäin ja kehittää sitä, niin ette muutki pääsevä opastumhaan tähän kielheen”, muistelee Noora.</text:span></text:p>
      <text:p text:style-name="P5"><text:span text:style-name="T9"><text:tab/>Desemperikuussa vuona 2014 tuli laulu minkä nimi oli ”Være en kven”. Kvääniartistit menthiin yhtheen, ja Noora Ollila oli myötä heiđän kansa.  Se oli Kveeninuoret ja 3. klassi Kongsbakkenin jatkokoulusta kekkä laulethiin yhđessä. Noora oli tässä tähđelinen, ja se muistelee ette hän perustaa kväänin kulttuurin ja kielen ympäri. Ko aikkoo säilyttäät kieltä, se oon tärkkee ette ihminen kans pittää sen. Noora tekkee tämän. Noora ja hänen faari puhhuuvat kielen ko ovat laakissa. Joka kerta ko puhhuuvat telefoonissa tahi kohđattelevat, het puhhuuvat kväänin kieltä. Noora sannoo ette hän puhhuu kielen kohta joka päivä, ko se oon tärkkee jos et halluu unheettaat kielen. Ko hän nyt kans studeeraa kielen, hän saapi puhhuut sitä ko hän oon toisten studenttiin kansa, ja muutoin ko passaa.</text:span></text:p>
      <text:p text:style-name="P5"><text:span text:style-name="T9"><text:tab/></text:span><text:bookmark text:name="_GoBack"/><text:span text:style-name="T9">16. marsikuuta vuona 2016, Kväänikansan päivänä, saarnathiin Noora Ollila ja Hilja Huru. Saarna oli tietenki kväänin kielelä. Noora pittää ette Kväänikansan päivä oon tähđelinen kaikile kvääniile. </text:span></text:p>
      <text:p text:style-name="P5"><text:span text:style-name="T9"><text:tab/>”Se oon semmonen päivä ko met kaikki saama istua alas ja olla ylpeät meän työstä. Kväänikansan päivänä piämä feirata meän kieltä ja kulttuuria - sitä, ette olema kväänit”, sannoo Noora. </text:span></text:p>
      <text:p text:style-name="P5"><text:span text:style-name="T9">Viimiseksi kysyimä Nooralta mitä kaikkee kväänin kieli meinaa hänele. </text:span></text:p>
      <text:p text:style-name="P5"><text:span text:style-name="T9"><text:tab/>”Kvääni merkittee rohki paljon minule, se oon yksi </text:span><text:span text:style-name="T10">minun</text:span><text:span text:style-name="T9"> kielistä. Se oon likelä minun syäntä, ja mie olen puhunu kvääniä papan ja hänen perheen kans ko kasusin ylös. Kväänin kieli oon minun ja papan kieli, ja se oon se kieli millä met tunnema toisema”, sannoo Noora.</text:span></text:p>
      <text:p text:style-name="P1"/>
      <text:p text:style-name="P8"><text:span text:style-name="T8"><text:line-break/></text:span></text:p>
      <text:p text:style-name="P9"/>
      <text:p text:style-name="P8"><text:span text:style-name="T4">Månedens kven er en 20 år gammel jente fra Tromsø som heter Nora Marie Ollila. Nora er en sterk og engasjert jente innenfor det kvenske og er sentral innenfor ulike kvenske forum. Nora er per dags dato Nord-Troms sin representant i Kvensk språkting, hun har vært representant der siden 2015. Nora var leder i det kvenske ungdomsnettverket. Nettverket ble stiftet i 2008 i Oslo. Formålet med nettverket er å revitalisere kvensk kultur, samt å styrke bevisstheten om den kvenske kulturen blant barn og unge. En annen ting de jobber for er at det kvenske ikke skal bli utryddet.  </text:span></text:p>
      <text:p text:style-name="P8"><text:span text:style-name="T5">Hvordan fant du ut at du var kven?</text:span></text:p>
      <text:p text:style-name="P8"><text:span text:style-name="T4">Jeg har alltid vært klar over min flerkulturelle bakgrunn, og det har hatt en veldig naturlig plass i min oppvekst. Jeg har vokst opp med kvensk språk, kultur og identitet. Pappa har lært meg og mine søsken kvensk fra vi var små av, og jeg og pappa snakker bare kvensk ilag. Jeg er uendelig takknemlig for at han og mamma har stått på og lært oss hans språk. Da jeg begynte på skolen var ikke kvensk enda en valgmulighet, så jeg har hatt finsk som andrespråk i 13 år. På skolen møtte vi en streng språkpolitikk, og mitt kvenske språk fikk ikke plass i klasserommet. Kvenske ord og utrykk ble vasket bort med røde streker, «fiini säkki» ble rettet til «hieno reppu». Etter at jeg fullførte videregående begynte jeg direkte på Norges Arktiske Universitet UiT for å studere kvensk, jeg ville ta tilbake mine kvenske ord som jeg ikke hadde fått bruke i finsktimene. </text:span></text:p>
      <text:p text:style-name="P8"><text:span text:style-name="T4"><text:tab/>For at det kvenske skal kunne forbli er vi alle nødt til å samarbeide. Det er rundt 1 år siden den første kvenske ordboken kom, den er et viktig hjelpemiddel i kampen for å beholde språket. Det var i 2005 at kvensk ble anerkjent som et eget språk, og det snakkes hovedsakelig i Troms og Finnmark. Det er færre og færre som snakker språket da det var tidligere generasjoner som snakket kvensk. Fornorskningen var også med på å forstyrre utviklingen av språket, da mange skjemte seg når de brukte språket siden myndighetene mente det var galt å prate både kvensk og samisk. UIT i Tromsø har et eget studietilbud for personer som ønsker å prate kvensk. Det er et tilbud som Nora har valgt å benytte seg av. </text:span></text:p>
      <text:p text:style-name="P8"><text:span text:style-name="T5">Hva vil du gjøre for at det kvenske skal bestå? </text:span></text:p>
      <text:p text:style-name="P8"><text:span text:style-name="T4">Det viktigste jeg gjør for at kvensk språk skal overleve er å bruke språket. Jeg bruker språket så ofte jeg kan, og med alle jeg kan. I dialog med Norges Arktiske Universitet håper jeg at de kan få til et tilbud for kvensk på masternivå, slik at jeg kan fortsette å studere kvensk og at det finnes et tilbud for andre som ønsker å utdanne seg innenfor samme retningen. Jeg ønsker å videreføre og utvikle kvensk språk, slik at andre også får gleden av å kjenne dette språket.   </text:span></text:p>
      <text:p text:style-name="P8"><text:span text:style-name="T4"><text:tab/>I desember 2014 kom det ut en sang som het «Være en kven». Det var forente kvenske artister og Nora Ollila som deltok i innspillingen av denne sangen. Det var Kveeninuoret i samarbeid med 3. klasse på musikklinja ved Kongsbakken Videregående skole som stod for synginga. Nora var sentral i denne videoen noe som viser oss at hun interesserer seg for kvensk og kvensk språk. </text:span></text:p>
      <text:p text:style-name="P8"><text:span text:style-name="T4"><text:tab/>En viktig del av det med å bevare et språk er å faktisk benytte seg av språket. Dette er noe som Nora praktiserer. Nora og faren snakker kun kvensk i lag. Hver gang de ringes eller møtes går det på kvensk. Nora sier at hun nesten snakker kvensk daglig noe som er utrolig viktig for å ikke glemme språket. Siden hun også studerer språket får hun også snakke det i studiesammenheng og eller når hun har muligheten. </text:span></text:p>
      <text:p text:style-name="P8"><text:span text:style-name="T4"><text:tab/>16. mars 2016 holdt Nora Ollila og Hilja Huru tale på Kvenfolkets dag. Talen ble selvfølgelig holdt på kvensk. Kvenfolkets dag er en viktig dag for alle kvener. Det er en dag hvor vi virkelig kan sette oss ned å være stolte av det vi gjør. Kvenfolkets dag er en dag hvor vi skal feire vårt språk og vår kultur og rett og slett feire at vi er kvener. </text:span></text:p>
      <text:p text:style-name="P8"><text:soft-page-break/><text:span text:style-name="T4">Sist men ikke minst spurte vi Nora hva det kvenske betydde for henne. Kvensk betyr utrolig masse for meg, det er et av </text:span><text:span text:style-name="T6">mine </text:span><text:span text:style-name="T4">språk. Det ligger mitt hjerte mitt nærme, jeg har vokst opp med å prate kvensk med faren min, og pappa sin familie. Kvensk er mitt og pappa sitt språk, det er det språket vi kjenner hverandre på.</text:span><text:bookmark text:name="OLE_LINK1"/><text:bookmark text:name="OLE_LINK2"/></text:p>
      <text:p text:style-name="Standard"/>
      <text:p text:style-name="P2"><text:span text:style-name="T12">Hei,</text:span></text:p>
      <text:p text:style-name="P3"/>
      <text:p text:style-name="P2"><text:span text:style-name="T13">Jeg skriver bare enkle settninger så får du selv skrive det om til en helhetlig tekst :)</text:span></text:p>
      <text:p text:style-name="P3"/>
      <text:p text:style-name="P2"><text:span text:style-name="T13">Jeg heter Nora Marie Ollila, er 20 år og er født og oppvokst i Tromsø.</text:span></text:p>
      <text:p text:style-name="P3"/>
      <text:p text:style-name="P2"><text:span text:style-name="T13">Jeg har alltid vært klar over min flerkulturelle bakgrunn, og det har hatt en veldig naturlig plass i min oppvekst. Jeg har vokst opp med kvensk språk, kultur og identitet. Pappa har lært meg og mine søsken kvensk fra vi var små av, og jeg og pappa snakker bare kvensk ilag. Jeg er uendelig takknemmelig for at han og mamma har stått på og lært oss hans språk. Når jeg begynte på skolen var ikke kvensk enda en valgmulighet, så jeg har hatt finsk som andrespråk i 13 år. På skolen møtte på en streng språkpolitikk, og mitt kvenske språk fikk ikke plass i klasserommet. Kvenske ord og utrykk ble vasket bort med røde streker, «fiini säkki» ble rettet til «hieno reppu». Etter at jeg fullførte videregående begynte jeg direkte på Norges Arktiske Universitet UiT for å studere kvensk, jeg ville ta tilbake mine kvenske ord som jeg ikke hadde fått bruke i finsktimene. </text:span></text:p>
      <text:p text:style-name="P4"/>
      <text:p text:style-name="P2"><text:span text:style-name="T13">Jeg og pappa snakker fremdeles bare kvensk i lag. Så hvergang når vi ringes eller møtes går det på kvensk, så jeg snakker iallefall kvensk ukentlig/nesten daglig. Siden jeg også studerer språket får jeg snakke det i studiesammenheng og ellers når jeg har muligheten bytter jeg over til kvensk. </text:span></text:p>
      <text:p text:style-name="P3"/>
      <text:p text:style-name="P2"><text:span text:style-name="T14">Det viktigste jeg gjør for at kvensk språk skal overleve er å bruke språket. Jeg bruker språket så ofte jeg kan, og med alle jeg kan. I dialog med Norges Arktiske Universitet håper jeg at de kan få til et tilbud for kvensk på master nivå, slik at jeg kan fortsette å studere kvensk og at det finnes et tilbud for andre som ønsker å utdanne seg innefor samme rettningen. Jeg ønsker å videreføre og utvikle kvensk språk, slik at andre også får gleden av å kjenne dette språket.   </text:span></text:p>
      <text:p text:style-name="P4"/>
      <text:p text:style-name="P2"><text:span text:style-name="T13">Kvensk betyr utrolig masse for meg, det er et av </text:span><text:span text:style-name="T15">mine </text:span><text:span text:style-name="T13">språk. Det ligger mitt hjerte mitt nært, jeg har vokst opp med å prate kvensk med faren min, og pappa sin familie. Kvensk er mitt og pappa sitt språk, det er det språket vi kjenner hverandre på. </text:span></text:p>
      <text:p text:style-name="P3"/>
      <text:p text:style-name="P3"/>
      <text:p text:style-name="P2"><text:span text:style-name="T13">-Vær så snill å send meg innlegget før det publiserer, jeg skal få lest gjennom det først!</text:span></text:p>
      <text:p text:style-name="P3"/>
      <text:p text:style-name="Standard"><text:span text:style-name="T13">Mvh Noor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Revision" style:family="paragraph" style:default-outline-level="">
      <style:paragraph-properties fo:margin-top="0cm" fo:margin-bottom="0cm" loext:contextual-spacing="false" fo:text-align="start" style:justify-single-word="false" fo:orphans="2" fo:widows="2" style:writing-mode="lr-tb"/>
    </style:style>
    <style:style style:name="Default_20_Paragraph_20_Font" style:display-name="Default Paragraph Font" style:family="text"/>
    <style:style style:name="apple-tab-span"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Merknadstekst_20_Tegn" style:display-name="Merknadstekst Tegn" style:family="text" style:parent-style-name="Default_20_Paragraph_20_Font"/>
    <style:style style:name="Kommentaremne_20_Tegn" style:display-name="Kommentaremne Tegn" style:family="text" style:parent-style-name="Merknadstekst_20_Tegn">
      <style:text-properties fo:font-size="10pt" fo:font-weight="bold" style:font-size-asian="10pt" style:font-weight-asian="bold" style:font-size-complex="10pt" style:font-weight-complex="bold"/>
    </style:style>
    <style:style style:name="Bobletekst_20_Tegn" style:display-name="Bobletekst Teg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2</meta:editing-cycles>
    <meta:creation-date>2016-10-31T09:04:00</meta:creation-date>
    <dc:date>2016-10-31T09:04:00</dc:date>
    <meta:editing-duration>PT6M</meta:editing-duration>
    <meta:generator>LibreOffice/6.4.6.2$Linux_X86_64 LibreOffice_project/40$Build-2</meta:generator>
    <meta:document-statistic meta:table-count="0" meta:image-count="0" meta:object-count="0" meta:page-count="2" meta:paragraph-count="32" meta:word-count="1797" meta:character-count="10730" meta:non-whitespace-character-count="8929"/>
    <meta:user-defined meta:name="AppVersion">14.0000</meta:user-defined>
    <meta:user-defined meta:name="Company">Kainun institutti - Kvensk institutt</meta:user-defined>
    <meta:user-defined meta:name="ContentTypeId">0x0101002F0F72F23DC7DC448F06EE35058A96CA</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